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1" table:default-cell-style-name="Default"/>
        <table:table-row table:style-name="ro1">
          <table:table-cell office:value-type="float" office:value="2.88170731707317" calcext:value-type="float">
            <text:p>2.8817073171</text:p>
          </table:table-cell>
          <table:table-cell office:value-type="float" office:value="1650.73933374663" calcext:value-type="float">
            <text:p>1650.7393337466</text:p>
          </table:table-cell>
          <table:table-cell office:value-type="float" office:value="0.919594747717018" calcext:value-type="float">
            <text:p>0.9195947477</text:p>
          </table:table-cell>
          <table:table-cell office:value-type="float" office:value="4.59013090785447" calcext:value-type="float">
            <text:p>4.5901309079</text:p>
          </table:table-cell>
          <table:table-cell office:value-type="float" office:value="25.173677462888" calcext:value-type="float">
            <text:p>25.1736774629</text:p>
          </table:table-cell>
          <table:table-cell office:value-type="float" office:value="0.54850728345288" calcext:value-type="float">
            <text:p>0.5485072835</text:p>
          </table:table-cell>
          <table:table-cell office:value-type="float" office:value="4610.70887825625" calcext:value-type="float">
            <text:p>4610.7088782563</text:p>
          </table:table-cell>
          <table:table-cell office:value-type="float" office:value="135.669573934837" calcext:value-type="float">
            <text:p>135.6695739348</text:p>
          </table:table-cell>
          <table:table-cell office:value-type="float" office:value="289.278997034416" calcext:value-type="float">
            <text:p>289.2789970344</text:p>
          </table:table-cell>
          <table:table-cell office:value-type="float" office:value="0.882635723166183" calcext:value-type="float">
            <text:p>0.8826357232</text:p>
          </table:table-cell>
          <table:table-cell office:value-type="float" office:value="53.5677501934026" calcext:value-type="float">
            <text:p>53.5677501934</text:p>
          </table:table-cell>
          <table:table-cell office:value-type="float" office:value="387.662477752352" calcext:value-type="float">
            <text:p>387.6624777524</text:p>
          </table:table-cell>
          <table:table-cell office:value-type="float" office:value="49.5956365272155" calcext:value-type="float">
            <text:p>49.5956365272</text:p>
          </table:table-cell>
          <table:table-cell office:value-type="float" office:value="16.7400044384356" calcext:value-type="float">
            <text:p>16.7400044384</text:p>
          </table:table-cell>
          <table:table-cell office:value-type="float" office:value="0" calcext:value-type="float">
            <text:p>0</text:p>
          </table:table-cell>
          <table:table-cell office:value-type="float" office:value="3.72537139951328" calcext:value-type="float">
            <text:p>3.7253713995</text:p>
          </table:table-cell>
          <table:table-cell office:value-type="float" office:value="3.51345029239766" calcext:value-type="float">
            <text:p>3.5134502924</text:p>
          </table:table-cell>
          <table:table-cell office:value-type="float" office:value="0" calcext:value-type="float">
            <text:p>0</text:p>
          </table:table-cell>
          <table:table-cell office:value-type="float" office:value="0.000578034682080925" calcext:value-type="float">
            <text:p>0.000578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90756302521" calcext:value-type="float">
            <text:p>2.7490756303</text:p>
          </table:table-cell>
          <table:table-cell office:value-type="float" office:value="4.15754658385093" calcext:value-type="float">
            <text:p>4.1575465839</text:p>
          </table:table-cell>
          <table:table-cell office:value-type="float" office:value="0.311538461538462" calcext:value-type="float">
            <text:p>0.3115384615</text:p>
          </table:table-cell>
          <table:table-cell office:value-type="float" office:value="2.63076923076923" calcext:value-type="float">
            <text:p>2.630769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.569383295917" calcext:value-type="float">
            <text:p>534.5693832959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707317073171" calcext:value-type="float">
            <text:p>51.8707317073</text:p>
          </table:table-cell>
          <table:table-cell office:value-type="float" office:value="1461.82035721145" calcext:value-type="float">
            <text:p>1461.8203572115</text:p>
          </table:table-cell>
          <table:table-cell office:value-type="float" office:value="2.24659935800708" calcext:value-type="float">
            <text:p>2.246599358</text:p>
          </table:table-cell>
          <table:table-cell office:value-type="float" office:value="0.00735294117647059" calcext:value-type="float">
            <text:p>0.0073529412</text:p>
          </table:table-cell>
          <table:table-cell office:value-type="float" office:value="24.4952380952381" calcext:value-type="float">
            <text:p>24.4952380952</text:p>
          </table:table-cell>
          <table:table-cell office:value-type="float" office:value="0.384430438842204" calcext:value-type="float">
            <text:p>0.384430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7114110736158" calcext:value-type="float">
            <text:p>7.9711411074</text:p>
          </table:table-cell>
          <table:table-cell office:value-type="float" office:value="0.706299212598425" calcext:value-type="float">
            <text:p>0.7062992126</text:p>
          </table:table-cell>
          <table:table-cell office:value-type="float" office:value="1.01158966051051" calcext:value-type="float">
            <text:p>1.0115896605</text:p>
          </table:table-cell>
          <table:table-cell office:value-type="float" office:value="77.3771739130435" calcext:value-type="float">
            <text:p>77.377173913</text:p>
          </table:table-cell>
          <table:table-cell office:value-type="float" office:value="0" calcext:value-type="float">
            <text:p>0</text:p>
          </table:table-cell>
          <table:table-cell office:value-type="float" office:value="0.477645840945074" calcext:value-type="float">
            <text:p>0.4776458409</text:p>
          </table:table-cell>
          <table:table-cell office:value-type="float" office:value="0" calcext:value-type="float">
            <text:p>0</text:p>
          </table:table-cell>
          <table:table-cell office:value-type="float" office:value="0.573913043478261" calcext:value-type="float">
            <text:p>0.5739130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7058823529412" calcext:value-type="float">
            <text:p>0.2470588235</text:p>
          </table:table-cell>
          <table:table-cell office:value-type="float" office:value="0.720652173913044" calcext:value-type="float">
            <text:p>0.7206521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2518450858604" calcext:value-type="float">
            <text:p>49.2518450859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321951219512" calcext:value-type="float">
            <text:p>138.3219512195</text:p>
          </table:table-cell>
          <table:table-cell office:value-type="float" office:value="2355.42416778695" calcext:value-type="float">
            <text:p>2355.424167787</text:p>
          </table:table-cell>
          <table:table-cell office:value-type="float" office:value="197.975408561735" calcext:value-type="float">
            <text:p>197.9754085617</text:p>
          </table:table-cell>
          <table:table-cell office:value-type="float" office:value="0" calcext:value-type="float">
            <text:p>0</text:p>
          </table:table-cell>
          <table:table-cell office:value-type="float" office:value="49.5819047619048" calcext:value-type="float">
            <text:p>49.5819047619</text:p>
          </table:table-cell>
          <table:table-cell office:value-type="float" office:value="0.736507936507936" calcext:value-type="float">
            <text:p>0.7365079365</text:p>
          </table:table-cell>
          <table:table-cell office:value-type="float" office:value="0" calcext:value-type="float">
            <text:p>0</text:p>
          </table:table-cell>
          <table:table-cell office:value-type="float" office:value="33.7257142857143" calcext:value-type="float">
            <text:p>33.7257142857</text:p>
          </table:table-cell>
          <table:table-cell office:value-type="float" office:value="15.9281089863767" calcext:value-type="float">
            <text:p>15.9281089864</text:p>
          </table:table-cell>
          <table:table-cell office:value-type="float" office:value="1.13622047244094" calcext:value-type="float">
            <text:p>1.1362204724</text:p>
          </table:table-cell>
          <table:table-cell office:value-type="float" office:value="54.9687079968662" calcext:value-type="float">
            <text:p>54.9687079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761904761905" calcext:value-type="float">
            <text:p>0.2247619048</text:p>
          </table:table-cell>
          <table:table-cell office:value-type="float" office:value="0" calcext:value-type="float">
            <text:p>0</text:p>
          </table:table-cell>
          <table:table-cell office:value-type="float" office:value="0.514285714285714" calcext:value-type="float">
            <text:p>0.5142857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4285714285714" calcext:value-type="float">
            <text:p>0.0314285714</text:p>
          </table:table-cell>
          <table:table-cell office:value-type="float" office:value="0.554285714285714" calcext:value-type="float">
            <text:p>0.55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5714285714286" calcext:value-type="float">
            <text:p>0.1457142857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170731707317" calcext:value-type="float">
            <text:p>2.8817073171</text:p>
          </table:table-cell>
          <table:table-cell office:value-type="float" office:value="2181.25124031752" calcext:value-type="float">
            <text:p>2181.2512403175</text:p>
          </table:table-cell>
          <table:table-cell office:value-type="float" office:value="2117.15505729467" calcext:value-type="float">
            <text:p>2117.15505729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35433070866142" calcext:value-type="float">
            <text:p>0.0535433071</text:p>
          </table:table-cell>
          <table:table-cell office:value-type="float" office:value="1.04409448818898" calcext:value-type="float">
            <text:p>1.0440944882</text:p>
          </table:table-cell>
          <table:table-cell office:value-type="float" office:value="0.0694545803725754" calcext:value-type="float">
            <text:p>0.069454580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170731707317" calcext:value-type="float">
            <text:p>2.8817073171</text:p>
          </table:table-cell>
          <table:table-cell office:value-type="float" office:value="190.553037296846" calcext:value-type="float">
            <text:p>190.5530372968</text:p>
          </table:table-cell>
          <table:table-cell office:value-type="float" office:value="0.119886690992894" calcext:value-type="float">
            <text:p>0.119886691</text:p>
          </table:table-cell>
          <table:table-cell office:value-type="float" office:value="0" calcext:value-type="float">
            <text:p>0</text:p>
          </table:table-cell>
          <table:table-cell office:value-type="float" office:value="0.0087719298245614" calcext:value-type="float">
            <text:p>0.0087719298</text:p>
          </table:table-cell>
          <table:table-cell office:value-type="float" office:value="0" calcext:value-type="float">
            <text:p>0</text:p>
          </table:table-cell>
          <table:table-cell office:value-type="float" office:value="0.0181286549707602" calcext:value-type="float">
            <text:p>0.018128655</text:p>
          </table:table-cell>
          <table:table-cell office:value-type="float" office:value="28240.391679198" calcext:value-type="float">
            <text:p>28240.391679198</text:p>
          </table:table-cell>
          <table:table-cell office:value-type="float" office:value="78.839342203935" calcext:value-type="float">
            <text:p>78.8393422039</text:p>
          </table:table-cell>
          <table:table-cell office:value-type="float" office:value="17778.6131786158" calcext:value-type="float">
            <text:p>17778.6131786158</text:p>
          </table:table-cell>
          <table:table-cell office:value-type="float" office:value="36.4393308458394" calcext:value-type="float">
            <text:p>36.4393308458</text:p>
          </table:table-cell>
          <table:table-cell office:value-type="float" office:value="0.194152046783626" calcext:value-type="float">
            <text:p>0.1941520468</text:p>
          </table:table-cell>
          <table:table-cell office:value-type="float" office:value="0.104678362573099" calcext:value-type="float">
            <text:p>0.1046783626</text:p>
          </table:table-cell>
          <table:table-cell office:value-type="float" office:value="0.953581871345029" calcext:value-type="float">
            <text:p>0.9535818713</text:p>
          </table:table-cell>
          <table:table-cell office:value-type="float" office:value="0" calcext:value-type="float">
            <text:p>0</text:p>
          </table:table-cell>
          <table:table-cell office:value-type="float" office:value="14.7603801169591" calcext:value-type="float">
            <text:p>14.760380117</text:p>
          </table:table-cell>
          <table:table-cell office:value-type="float" office:value="3.44502923976608" calcext:value-type="float">
            <text:p>3.4450292398</text:p>
          </table:table-cell>
          <table:table-cell office:value-type="float" office:value="0" calcext:value-type="float">
            <text:p>0</text:p>
          </table:table-cell>
          <table:table-cell office:value-type="float" office:value="1.86666666666667" calcext:value-type="float">
            <text:p>1.8666666667</text:p>
          </table:table-cell>
          <table:table-cell office:value-type="float" office:value="1355.75416666667" calcext:value-type="float">
            <text:p>1355.7541666667</text:p>
          </table:table-cell>
          <table:table-cell office:value-type="float" office:value="0.189583333333333" calcext:value-type="float">
            <text:p>0.18958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0416666666667" calcext:value-type="float">
            <text:p>0.5104166667</text:p>
          </table:table-cell>
          <table:table-cell office:value-type="float" office:value="0" calcext:value-type="float">
            <text:p>0</text:p>
          </table:table-cell>
          <table:table-cell office:value-type="float" office:value="1022.48333333333" calcext:value-type="float">
            <text:p>1022.4833333333</text:p>
          </table:table-cell>
          <table:table-cell office:value-type="float" office:value="7.16666666666667" calcext:value-type="float">
            <text:p>7.16666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5208333333333" calcext:value-type="float">
            <text:p>1.852083333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.075608969931" calcext:value-type="float">
            <text:p>191.0756089699</text:p>
          </table:table-cell>
          <table:table-cell office:value-type="float" office:value="0.62647971026743" calcext:value-type="float">
            <text:p>0.6264797103</text:p>
          </table:table-cell>
          <table:table-cell office:value-type="float" office:value="4.52395443726624" calcext:value-type="float">
            <text:p>4.5239544373</text:p>
          </table:table-cell>
          <table:table-cell office:value-type="float" office:value="41.7970247734721" calcext:value-type="float">
            <text:p>41.7970247735</text:p>
          </table:table-cell>
          <table:table-cell office:value-type="float" office:value="0.402919048158763" calcext:value-type="float">
            <text:p>0.4029190482</text:p>
          </table:table-cell>
          <table:table-cell office:value-type="float" office:value="2.7374269005848" calcext:value-type="float">
            <text:p>2.7374269006</text:p>
          </table:table-cell>
          <table:table-cell office:value-type="float" office:value="4758.97498746867" calcext:value-type="float">
            <text:p>4758.9749874687</text:p>
          </table:table-cell>
          <table:table-cell office:value-type="float" office:value="10481.5317671766" calcext:value-type="float">
            <text:p>10481.5317671766</text:p>
          </table:table-cell>
          <table:table-cell office:value-type="float" office:value="3.27107335267302" calcext:value-type="float">
            <text:p>3.2710733527</text:p>
          </table:table-cell>
          <table:table-cell office:value-type="float" office:value="1418.56574339105" calcext:value-type="float">
            <text:p>1418.5657433911</text:p>
          </table:table-cell>
          <table:table-cell office:value-type="float" office:value="132.486524281719" calcext:value-type="float">
            <text:p>132.4865242817</text:p>
          </table:table-cell>
          <table:table-cell office:value-type="float" office:value="24.0025865946919" calcext:value-type="float">
            <text:p>24.0025865947</text:p>
          </table:table-cell>
          <table:table-cell office:value-type="float" office:value="33.1081358965364" calcext:value-type="float">
            <text:p>33.1081358965</text:p>
          </table:table-cell>
          <table:table-cell office:value-type="float" office:value="0" calcext:value-type="float">
            <text:p>0</text:p>
          </table:table-cell>
          <table:table-cell office:value-type="float" office:value="27.5433293378373" calcext:value-type="float">
            <text:p>27.5433293378</text:p>
          </table:table-cell>
          <table:table-cell office:value-type="float" office:value="132.632748538012" calcext:value-type="float">
            <text:p>132.632748538</text:p>
          </table:table-cell>
          <table:table-cell office:value-type="float" office:value="0" calcext:value-type="float">
            <text:p>0</text:p>
          </table:table-cell>
          <table:table-cell office:value-type="float" office:value="0.000578034682080925" calcext:value-type="float">
            <text:p>0.0005780347</text:p>
          </table:table-cell>
          <table:table-cell office:value-type="float" office:value="0" calcext:value-type="float">
            <text:p>0</text:p>
          </table:table-cell>
          <table:table-cell office:value-type="float" office:value="0.136363636363636" calcext:value-type="float">
            <text:p>0.1363636364</text:p>
          </table:table-cell>
          <table:table-cell office:value-type="float" office:value="29.2335981665393" calcext:value-type="float">
            <text:p>29.2335981665</text:p>
          </table:table-cell>
          <table:table-cell office:value-type="float" office:value="15.9265838509317" calcext:value-type="float">
            <text:p>15.9265838509</text:p>
          </table:table-cell>
          <table:table-cell office:value-type="float" office:value="0.0519230769230769" calcext:value-type="float">
            <text:p>0.0519230769</text:p>
          </table:table-cell>
          <table:table-cell office:value-type="float" office:value="0.438461538461539" calcext:value-type="float">
            <text:p>0.4384615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088864479695" calcext:value-type="float">
            <text:p>100.0888644797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80487804878" calcext:value-type="float">
            <text:p>34.5804878049</text:p>
          </table:table-cell>
          <table:table-cell office:value-type="float" office:value="1.13030951362145" calcext:value-type="float">
            <text:p>1.1303095136</text:p>
          </table:table-cell>
          <table:table-cell office:value-type="float" office:value="42.2376467744859" calcext:value-type="float">
            <text:p>42.2376467745</text:p>
          </table:table-cell>
          <table:table-cell office:value-type="float" office:value="748.601436586195" calcext:value-type="float">
            <text:p>748.6014365862</text:p>
          </table:table-cell>
          <table:table-cell office:value-type="float" office:value="57.0008004385965" calcext:value-type="float">
            <text:p>57.0008004386</text:p>
          </table:table-cell>
          <table:table-cell office:value-type="float" office:value="200.135256438799" calcext:value-type="float">
            <text:p>200.1352564388</text:p>
          </table:table-cell>
          <table:table-cell office:value-type="float" office:value="0.145029239766082" calcext:value-type="float">
            <text:p>0.1450292398</text:p>
          </table:table-cell>
          <table:table-cell office:value-type="float" office:value="271.339147869674" calcext:value-type="float">
            <text:p>271.3391478697</text:p>
          </table:table-cell>
          <table:table-cell office:value-type="float" office:value="651.857497911445" calcext:value-type="float">
            <text:p>651.8574979114</text:p>
          </table:table-cell>
          <table:table-cell office:value-type="float" office:value="0.168421052631579" calcext:value-type="float">
            <text:p>0.1684210526</text:p>
          </table:table-cell>
          <table:table-cell office:value-type="float" office:value="221.384326753024" calcext:value-type="float">
            <text:p>221.384326753</text:p>
          </table:table-cell>
          <table:table-cell office:value-type="float" office:value="362.660980349424" calcext:value-type="float">
            <text:p>362.6609803494</text:p>
          </table:table-cell>
          <table:table-cell office:value-type="float" office:value="10.3191233291562" calcext:value-type="float">
            <text:p>10.3191233292</text:p>
          </table:table-cell>
          <table:table-cell office:value-type="float" office:value="821.603222487819" calcext:value-type="float">
            <text:p>821.6032224878</text:p>
          </table:table-cell>
          <table:table-cell office:value-type="float" office:value="48967.1205357143" calcext:value-type="float">
            <text:p>48967.1205357143</text:p>
          </table:table-cell>
          <table:table-cell office:value-type="float" office:value="4328.78645061476" calcext:value-type="float">
            <text:p>4328.7864506148</text:p>
          </table:table-cell>
          <table:table-cell office:value-type="float" office:value="21886.8501148705" calcext:value-type="float">
            <text:p>21886.8501148705</text:p>
          </table:table-cell>
          <table:table-cell office:value-type="float" office:value="4891.7" calcext:value-type="float">
            <text:p>4891.7</text:p>
          </table:table-cell>
          <table:table-cell office:value-type="float" office:value="1323.45547756675" calcext:value-type="float">
            <text:p>1323.4554775668</text:p>
          </table:table-cell>
          <table:table-cell office:value-type="float" office:value="1082.076875" calcext:value-type="float">
            <text:p>1082.076875</text:p>
          </table:table-cell>
          <table:table-cell office:value-type="float" office:value="2188.75672348485" calcext:value-type="float">
            <text:p>2188.7567234849</text:p>
          </table:table-cell>
          <table:table-cell office:value-type="float" office:value="490.397466100076" calcext:value-type="float">
            <text:p>490.3974661001</text:p>
          </table:table-cell>
          <table:table-cell office:value-type="float" office:value="13348.3759899068" calcext:value-type="float">
            <text:p>13348.3759899068</text:p>
          </table:table-cell>
          <table:table-cell office:value-type="float" office:value="548.19375" calcext:value-type="float">
            <text:p>548.19375</text:p>
          </table:table-cell>
          <table:table-cell office:value-type="float" office:value="12079.1144047619" calcext:value-type="float">
            <text:p>12079.1144047619</text:p>
          </table:table-cell>
          <table:table-cell office:value-type="float" office:value="4136.01145833333" calcext:value-type="float">
            <text:p>4136.0114583333</text:p>
          </table:table-cell>
          <table:table-cell office:value-type="float" office:value="847.626190476191" calcext:value-type="float">
            <text:p>847.6261904762</text:p>
          </table:table-cell>
          <table:table-cell office:value-type="float" office:value="445.977435306367" calcext:value-type="float">
            <text:p>445.9774353064</text:p>
          </table:table-cell>
          <table:table-cell office:value-type="float" office:value="0.164285714285714" calcext:value-type="float">
            <text:p>0.1642857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4.208472222222" calcext:value-type="float">
            <text:p>844.2084722222</text:p>
          </table:table-cell>
          <table:table-cell office:value-type="float" office:value="0" calcext:value-type="float">
            <text:p>0</text:p>
          </table:table-cell>
          <table:table-cell office:value-type="float" office:value="3.28125" calcext:value-type="float">
            <text:p>3.28125</text:p>
          </table:table-cell>
          <table:table-cell office:value-type="float" office:value="31.6235416666667" calcext:value-type="float">
            <text:p>31.6235416667</text:p>
          </table:table-cell>
          <table:table-cell office:value-type="float" office:value="0" calcext:value-type="float">
            <text:p>0</text:p>
          </table:table-cell>
          <table:table-cell office:value-type="float" office:value="21.0369047619048" calcext:value-type="float">
            <text:p>21.03690476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875" calcext:value-type="float">
            <text:p>0.7875</text:p>
          </table:table-cell>
          <table:table-cell office:value-type="float" office:value="10.71875" calcext:value-type="float">
            <text:p>10.71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6041666666667" calcext:value-type="float">
            <text:p>4.260416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9.266875" calcext:value-type="float">
            <text:p>819.26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208333333333" calcext:value-type="float">
            <text:p>20.6208333333</text:p>
          </table:table-cell>
          <table:table-cell office:value-type="float" office:value="4.35555555555556" calcext:value-type="float">
            <text:p>4.355555555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927083333333333" calcext:value-type="float">
            <text:p>0.092708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591428571428571" calcext:value-type="float">
            <text:p>0.59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.722857142857" calcext:value-type="float">
            <text:p>888.7228571429</text:p>
          </table:table-cell>
          <table:table-cell office:value-type="float" office:value="0.157142857142857" calcext:value-type="float">
            <text:p>0.1571428571</text:p>
          </table:table-cell>
          <table:table-cell office:value-type="float" office:value="0" calcext:value-type="float">
            <text:p>0</text:p>
          </table:table-cell>
          <table:table-cell office:value-type="float" office:value="53.6285714285714" calcext:value-type="float">
            <text:p>53.6285714286</text:p>
          </table:table-cell>
          <table:table-cell office:value-type="float" office:value="51.5847826086957" calcext:value-type="float">
            <text:p>51.5847826087</text:p>
          </table:table-cell>
          <table:table-cell office:value-type="float" office:value="0" calcext:value-type="float">
            <text:p>0</text:p>
          </table:table-cell>
          <table:table-cell office:value-type="float" office:value="0.253229813664596" calcext:value-type="float">
            <text:p>0.2532298137</text:p>
          </table:table-cell>
          <table:table-cell office:value-type="float" office:value="0" calcext:value-type="float">
            <text:p>0</text:p>
          </table:table-cell>
          <table:table-cell office:value-type="float" office:value="0.896894409937888" calcext:value-type="float">
            <text:p>0.89689440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4285714285714" calcext:value-type="float">
            <text:p>0.0314285714</text:p>
          </table:table-cell>
          <table:table-cell office:value-type="float" office:value="1.03472049689441" calcext:value-type="float">
            <text:p>1.0347204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6832298136646" calcext:value-type="float">
            <text:p>0.8668322981</text:p>
          </table:table-cell>
          <table:table-cell office:value-type="float" office:value="11199.2" calcext:value-type="float">
            <text:p>11199.2</text:p>
          </table:table-cell>
          <table:table-cell office:value-type="float" office:value="829.2" calcext:value-type="float">
            <text:p>829.2</text:p>
          </table:table-cell>
          <table:table-cell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78.7" calcext:value-type="float">
            <text:p>178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5062946079109" calcext:value-type="float">
            <text:p>63.5062946079</text:p>
          </table:table-cell>
          <table:table-cell office:value-type="float" office:value="0.00866141732283464" calcext:value-type="float">
            <text:p>0.0086614173</text:p>
          </table:table-cell>
          <table:table-cell office:value-type="float" office:value="0" calcext:value-type="float">
            <text:p>0</text:p>
          </table:table-cell>
          <table:table-cell office:value-type="float" office:value="0.385343165606324" calcext:value-type="float">
            <text:p>0.3853431656</text:p>
          </table:table-cell>
          <table:table-cell office:value-type="float" office:value="2546.32857142857" calcext:value-type="float">
            <text:p>2546.3285714286</text:p>
          </table:table-cell>
          <table:table-cell office:value-type="float" office:value="46106.4542796385" calcext:value-type="float">
            <text:p>46106.4542796385</text:p>
          </table:table-cell>
          <table:table-cell office:value-type="float" office:value="982.426967418546" calcext:value-type="float">
            <text:p>982.4269674185</text:p>
          </table:table-cell>
          <table:table-cell office:value-type="float" office:value="384.69283310625" calcext:value-type="float">
            <text:p>384.6928331063</text:p>
          </table:table-cell>
          <table:table-cell office:value-type="float" office:value="0.13597181931206" calcext:value-type="float">
            <text:p>0.1359718193</text:p>
          </table:table-cell>
          <table:table-cell office:value-type="float" office:value="7.95282036860777" calcext:value-type="float">
            <text:p>7.9528203686</text:p>
          </table:table-cell>
          <table:table-cell office:value-type="float" office:value="826.512996258763" calcext:value-type="float">
            <text:p>826.5129962588</text:p>
          </table:table-cell>
          <table:table-cell office:value-type="float" office:value="148.054161043635" calcext:value-type="float">
            <text:p>148.0541610436</text:p>
          </table:table-cell>
          <table:table-cell office:value-type="float" office:value="36.749723737996" calcext:value-type="float">
            <text:p>36.749723738</text:p>
          </table:table-cell>
          <table:table-cell office:value-type="float" office:value="0" calcext:value-type="float">
            <text:p>0</text:p>
          </table:table-cell>
          <table:table-cell office:value-type="float" office:value="6.5486397152301" calcext:value-type="float">
            <text:p>6.5486397152</text:p>
          </table:table-cell>
          <table:table-cell office:value-type="float" office:value="4.39181286549708" calcext:value-type="float">
            <text:p>4.39181286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68695652173913" calcext:value-type="float">
            <text:p>7.6869565217</text:p>
          </table:table-cell>
          <table:table-cell office:value-type="float" office:value="0.934615384615385" calcext:value-type="float">
            <text:p>0.9346153846</text:p>
          </table:table-cell>
          <table:table-cell office:value-type="float" office:value="7.89230769230769" calcext:value-type="float">
            <text:p>7.892307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21739130435" calcext:value-type="float">
            <text:p>12.452173913</text:p>
          </table:table-cell>
          <table:table-cell office:value-type="float" office:value="0.835714285714286" calcext:value-type="float">
            <text:p>0.835714285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09356725146199" calcext:value-type="float">
            <text:p>0.0040935673</text:p>
          </table:table-cell>
          <table:table-cell office:value-type="float" office:value="18.9285714285714" calcext:value-type="float">
            <text:p>18.9285714286</text:p>
          </table:table-cell>
          <table:table-cell office:value-type="float" office:value="0" calcext:value-type="float">
            <text:p>0</text:p>
          </table:table-cell>
          <table:table-cell office:value-type="float" office:value="1300.73139097744" calcext:value-type="float">
            <text:p>1300.7313909775</text:p>
          </table:table-cell>
          <table:table-cell office:value-type="float" office:value="19.5174603174603" calcext:value-type="float">
            <text:p>19.5174603175</text:p>
          </table:table-cell>
          <table:table-cell office:value-type="float" office:value="0.0181286549707602" calcext:value-type="float">
            <text:p>0.018128655</text:p>
          </table:table-cell>
          <table:table-cell office:value-type="float" office:value="25.4859649122807" calcext:value-type="float">
            <text:p>25.4859649123</text:p>
          </table:table-cell>
          <table:table-cell office:value-type="float" office:value="491.012197159566" calcext:value-type="float">
            <text:p>491.0121971596</text:p>
          </table:table-cell>
          <table:table-cell office:value-type="float" office:value="0.0210526315789474" calcext:value-type="float">
            <text:p>0.0210526316</text:p>
          </table:table-cell>
          <table:table-cell office:value-type="float" office:value="12.8829365079365" calcext:value-type="float">
            <text:p>12.8829365079</text:p>
          </table:table-cell>
          <table:table-cell office:value-type="float" office:value="0.194152046783626" calcext:value-type="float">
            <text:p>0.1941520468</text:p>
          </table:table-cell>
          <table:table-cell office:value-type="float" office:value="118.99634502924" calcext:value-type="float">
            <text:p>118.9963450292</text:p>
          </table:table-cell>
          <table:table-cell office:value-type="float" office:value="8068.73692602719" calcext:value-type="float">
            <text:p>8068.7369260272</text:p>
          </table:table-cell>
          <table:table-cell office:value-type="float" office:value="0" calcext:value-type="float">
            <text:p>0</text:p>
          </table:table-cell>
          <table:table-cell office:value-type="float" office:value="0.727046783625731" calcext:value-type="float">
            <text:p>0.7270467836</text:p>
          </table:table-cell>
          <table:table-cell office:value-type="float" office:value="0.878362573099415" calcext:value-type="float">
            <text:p>0.878362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55.7818181818182" calcext:value-type="float">
            <text:p>55.7818181818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  <table:table-cell office:value-type="float" office:value="1707.45333333333" calcext:value-type="float">
            <text:p>1707.45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261904761905" calcext:value-type="float">
            <text:p>2.52261904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7333333333333" calcext:value-type="float">
            <text:p>3.27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" calcext:value-type="float">
            <text:p>0</text:p>
          </table:table-cell>
          <table:table-cell office:value-type="float" office:value="15.5833333333333" calcext:value-type="float">
            <text:p>15.58333333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6.8266666666667" calcext:value-type="float">
            <text:p>26.82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333333333333" calcext:value-type="float">
            <text:p>1.833333333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35294117647059" calcext:value-type="float">
            <text:p>0.0073529412</text:p>
          </table:table-cell>
          <table:table-cell office:value-type="float" office:value="0.821897893772894" calcext:value-type="float">
            <text:p>0.8218978938</text:p>
          </table:table-cell>
          <table:table-cell office:value-type="float" office:value="0.0307598039215686" calcext:value-type="float">
            <text:p>0.030759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362637362637" calcext:value-type="float">
            <text:p>26.7362637363</text:p>
          </table:table-cell>
          <table:table-cell office:value-type="float" office:value="0" calcext:value-type="float">
            <text:p>0</text:p>
          </table:table-cell>
          <table:table-cell office:value-type="float" office:value="4.8545060331825" calcext:value-type="float">
            <text:p>4.8545060332</text:p>
          </table:table-cell>
          <table:table-cell office:value-type="float" office:value="0" calcext:value-type="float">
            <text:p>0</text:p>
          </table:table-cell>
          <table:table-cell office:value-type="float" office:value="650.604040750916" calcext:value-type="float">
            <text:p>650.6040407509</text:p>
          </table:table-cell>
          <table:table-cell office:value-type="float" office:value="369.012174732947" calcext:value-type="float">
            <text:p>369.0121747329</text:p>
          </table:table-cell>
          <table:table-cell office:value-type="float" office:value="29.5419642857143" calcext:value-type="float">
            <text:p>29.5419642857</text:p>
          </table:table-cell>
          <table:table-cell office:value-type="float" office:value="384.243005952381" calcext:value-type="float">
            <text:p>384.2430059524</text:p>
          </table:table-cell>
          <table:table-cell office:value-type="float" office:value="76.185119047619" calcext:value-type="float">
            <text:p>76.1851190476</text:p>
          </table:table-cell>
          <table:table-cell office:value-type="float" office:value="0" calcext:value-type="float">
            <text:p>0</text:p>
          </table:table-cell>
          <table:table-cell office:value-type="float" office:value="111.77380952381" calcext:value-type="float">
            <text:p>111.7738095238</text:p>
          </table:table-cell>
          <table:table-cell office:value-type="float" office:value="7750.62604166667" calcext:value-type="float">
            <text:p>7750.6260416667</text:p>
          </table:table-cell>
          <table:table-cell office:value-type="float" office:value="2.92585227272727" calcext:value-type="float">
            <text:p>2.9258522727</text:p>
          </table:table-cell>
          <table:table-cell office:value-type="float" office:value="56.1195020053476" calcext:value-type="float">
            <text:p>56.1195020053</text:p>
          </table:table-cell>
          <table:table-cell office:value-type="float" office:value="150.176041666667" calcext:value-type="float">
            <text:p>150.1760416667</text:p>
          </table:table-cell>
          <table:table-cell office:value-type="float" office:value="70.6581730769231" calcext:value-type="float">
            <text:p>70.6581730769</text:p>
          </table:table-cell>
          <table:table-cell office:value-type="float" office:value="39.8536401098901" calcext:value-type="float">
            <text:p>39.8536401099</text:p>
          </table:table-cell>
          <table:table-cell office:value-type="float" office:value="1033.93645833333" calcext:value-type="float">
            <text:p>1033.9364583333</text:p>
          </table:table-cell>
          <table:table-cell office:value-type="float" office:value="3413.09047619048" calcext:value-type="float">
            <text:p>3413.0904761905</text:p>
          </table:table-cell>
          <table:table-cell office:value-type="float" office:value="76.7844537815126" calcext:value-type="float">
            <text:p>76.7844537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2805555555556" calcext:value-type="float">
            <text:p>40.2805555556</text:p>
          </table:table-cell>
          <table:table-cell office:value-type="float" office:value="0" calcext:value-type="float">
            <text:p>0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338541666666667" calcext:value-type="float">
            <text:p>0.3385416667</text:p>
          </table:table-cell>
          <table:table-cell office:value-type="float" office:value="0" calcext:value-type="float">
            <text:p>0</text:p>
          </table:table-cell>
          <table:table-cell office:value-type="float" office:value="0.629761904761905" calcext:value-type="float">
            <text:p>0.62976190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53125" calcext:value-type="float">
            <text:p>1.5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8333333333333" calcext:value-type="float">
            <text:p>0.108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58854166666667" calcext:value-type="float">
            <text:p>5.58854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5" calcext:value-type="float">
            <text:p>0.0875</text:p>
          </table:table-cell>
          <table:table-cell office:value-type="float" office:value="1.08888888888889" calcext:value-type="float">
            <text:p>1.088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4166666666667" calcext:value-type="float">
            <text:p>0.001041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09356725146199" calcext:value-type="float">
            <text:p>0.0040935673</text:p>
          </table:table-cell>
          <table:table-cell office:value-type="float" office:value="2.04483897605285" calcext:value-type="float">
            <text:p>2.0448389761</text:p>
          </table:table-cell>
          <table:table-cell office:value-type="float" office:value="18.3605236314179" calcext:value-type="float">
            <text:p>18.3605236314</text:p>
          </table:table-cell>
          <table:table-cell office:value-type="float" office:value="75.7125219298245" calcext:value-type="float">
            <text:p>75.7125219298</text:p>
          </table:table-cell>
          <table:table-cell office:value-type="float" office:value="1.91327516555755" calcext:value-type="float">
            <text:p>1.9132751656</text:p>
          </table:table-cell>
          <table:table-cell office:value-type="float" office:value="0.0181286549707602" calcext:value-type="float">
            <text:p>0.018128655</text:p>
          </table:table-cell>
          <table:table-cell office:value-type="float" office:value="126.663107769424" calcext:value-type="float">
            <text:p>126.6631077694</text:p>
          </table:table-cell>
          <table:table-cell office:value-type="float" office:value="96.8411654135338" calcext:value-type="float">
            <text:p>96.8411654135</text:p>
          </table:table-cell>
          <table:table-cell office:value-type="float" office:value="0.0210526315789474" calcext:value-type="float">
            <text:p>0.0210526316</text:p>
          </table:table-cell>
          <table:table-cell office:value-type="float" office:value="167.175509949645" calcext:value-type="float">
            <text:p>167.1755099496</text:p>
          </table:table-cell>
          <table:table-cell office:value-type="float" office:value="77.5713259598271" calcext:value-type="float">
            <text:p>77.5713259598</text:p>
          </table:table-cell>
          <table:table-cell office:value-type="float" office:value="0.223428362573099" calcext:value-type="float">
            <text:p>0.2234283626</text:p>
          </table:table-cell>
          <table:table-cell office:value-type="float" office:value="28.4177671614031" calcext:value-type="float">
            <text:p>28.4177671614</text:p>
          </table:table-cell>
          <table:table-cell office:value-type="float" office:value="33.0375" calcext:value-type="float">
            <text:p>33.0375</text:p>
          </table:table-cell>
          <table:table-cell office:value-type="float" office:value="15.3459003032945" calcext:value-type="float">
            <text:p>15.3459003033</text:p>
          </table:table-cell>
          <table:table-cell office:value-type="float" office:value="1.80336257309942" calcext:value-type="float">
            <text:p>1.8033625731</text:p>
          </table:table-cell>
          <table:table-cell office:value-type="float" office:value="0" calcext:value-type="float">
            <text:p>0</text:p>
          </table:table-cell>
          <table:table-cell office:value-type="float" office:value="0.0023121387283237" calcext:value-type="float">
            <text:p>0.0023121387</text:p>
          </table:table-cell>
          <table:table-cell office:value-type="float" office:value="19.8029166666667" calcext:value-type="float">
            <text:p>19.8029166667</text:p>
          </table:table-cell>
          <table:table-cell office:value-type="float" office:value="9.11875" calcext:value-type="float">
            <text:p>9.11875</text:p>
          </table:table-cell>
          <table:table-cell office:value-type="float" office:value="11.5086239495798" calcext:value-type="float">
            <text:p>11.5086239496</text:p>
          </table:table-cell>
          <table:table-cell office:value-type="float" office:value="899.893092650104" calcext:value-type="float">
            <text:p>899.8930926501</text:p>
          </table:table-cell>
          <table:table-cell office:value-type="float" office:value="1597.35" calcext:value-type="float">
            <text:p>1597.35</text:p>
          </table:table-cell>
          <table:table-cell office:value-type="float" office:value="11921.7066666667" calcext:value-type="float">
            <text:p>11921.7066666667</text:p>
          </table:table-cell>
          <table:table-cell office:value-type="float" office:value="4135.75208333333" calcext:value-type="float">
            <text:p>4135.7520833333</text:p>
          </table:table-cell>
          <table:table-cell office:value-type="float" office:value="0" calcext:value-type="float">
            <text:p>0</text:p>
          </table:table-cell>
          <table:table-cell office:value-type="float" office:value="2115.97995554392" calcext:value-type="float">
            <text:p>2115.97995554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185555555556" calcext:value-type="float">
            <text:p>157.1855555556</text:p>
          </table:table-cell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office:value-type="float" office:value="3.52458333333333" calcext:value-type="float">
            <text:p>3.5245833333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6.75" calcext:value-type="float">
            <text:p>36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3125" calcext:value-type="float">
            <text:p>1.83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.317916666667" calcext:value-type="float">
            <text:p>221.3179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583333333333" calcext:value-type="float">
            <text:p>13.3583333333</text:p>
          </table:table-cell>
          <table:table-cell office:value-type="float" office:value="4.35555555555556" calcext:value-type="float">
            <text:p>4.3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5" calcext:value-type="float">
            <text:p>0.00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43352601156069" calcext:value-type="float">
            <text:p>0.2433526012</text:p>
          </table:table-cell>
          <table:table-cell office:value-type="float" office:value="4.50924855491329" calcext:value-type="float">
            <text:p>4.5092485549</text:p>
          </table:table-cell>
          <table:table-cell office:value-type="float" office:value="0" calcext:value-type="float">
            <text:p>0</text:p>
          </table:table-cell>
          <table:table-cell office:value-type="float" office:value="0.0023121387283237" calcext:value-type="float">
            <text:p>0.00231213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0693641618497" calcext:value-type="float">
            <text:p>0.05606936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578034682080925" calcext:value-type="float">
            <text:p>0.00057803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578034682080925" calcext:value-type="float">
            <text:p>0.0005780347</text:p>
          </table:table-cell>
          <table:table-cell table:number-columns-repeated="4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31:40.037847998</meta:creation-date>
    <dc:date>2017-03-13T20:36:36.577533153</dc:date>
    <meta:editing-duration>PT4M56S</meta:editing-duration>
    <meta:editing-cycles>1</meta:editing-cycles>
    <meta:document-statistic meta:table-count="1" meta:cell-count="923" meta:object-count="0"/>
    <meta:generator>LibreOffice/5.1.4.2$Linux_X86_64 LibreOffice_project/10m0$Build-2</meta:generator>
  </office:meta>
</office:document-meta>
</file>